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9.85mm"/>
    </style:style>
    <style:style style:name="co3" style:family="table-column">
      <style:table-column-properties fo:break-before="auto" style:column-width="47.87mm"/>
    </style:style>
    <style:style style:name="co4" style:family="table-column">
      <style:table-column-properties fo:break-before="auto" style:column-width="56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87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RUPO: </text:p>
          </table:table-cell>
          <table:covered-table-cell table:number-columns-repeated="2" table:style-name="ce2"/>
          <table:covered-table-cell table:style-name="ce8"/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4" table:number-rows-spanned="1">
            <text:p>Desafio com operadores matématico</text:p>
          </table:table-cell>
          <table:covered-table-cell table:number-columns-repeated="2" table:style-name="ce2"/>
          <table:covered-table-cell table:style-name="ce8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4" table:number-rows-spanned="1">
            <text:p>ANÁLISE DE BENCHMARKING - AVALIAÇÃO DE 1 A 5</text:p>
          </table:table-cell>
          <table:covered-table-cell table:number-columns-repeated="2" table:style-name="ce2"/>
          <table:covered-table-cell table:style-name="ce8"/>
          <table:table-cell table:number-columns-repeated="1019"/>
        </table:table-row>
        <table:table-row table:style-name="ro3">
          <table:table-cell/>
          <table:table-cell table:style-name="ce4"/>
          <table:table-cell table:style-name="ce6" office:value-type="string" calcext:value-type="string">
            <text:p>sudoku</text:p>
          </table:table-cell>
          <table:table-cell table:style-name="ce6" office:value-type="string" calcext:value-type="string">
            <text:p>Ambiente 2</text:p>
          </table:table-cell>
          <table:table-cell table:style-name="ce6" office:value-type="string" calcext:value-type="string">
            <text:p>Ambiente 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riterio 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ritério 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ritério 3</text:p>
          </table:table-cell>
          <table:table-cell table:style-name="ce7" office:value-type="float" office:value="2" calcext:value-type="float">
            <text:p>2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ritério 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ritério 5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/>
          <table:table-cell>
            <draw:frame table:end-cell-address="Página1.F31" table:end-x="1.61mm" table:end-y="1.58mm" draw:z-index="0" draw:name="Chart 1" draw:style-name="gr1" draw:text-style-name="P1" svg:width="158.72mm" svg:height="98.15mm" svg:x="24.89mm" svg:y="3.46mm">
              <draw:object draw:notify-on-update-of-ranges="Página1.B6:Página1.B10 Página1.C4:Página1.C5 Página1.C6:Página1.C10 Página1.D4:Página1.D5 Página1.D6:Página1.D10 Página1.E4:Página1.E5 Página1.E6:Página1.E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13:23:38.3288163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dc:date>2021-03-31T13:24:51.522896403</dc:date>
    <meta:editing-duration>PT1M14S</meta:editing-duration>
    <meta:editing-cycles>1</meta:editing-cycles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radar" chart:style-name="ch1">
        <chart:legend chart:legend-position="end" svg:x="12.441cm" svg:y="4.111cm" style:legend-expansion="high" chart:style-name="ch2"/>
        <chart:plot-area chart:style-name="ch3" table:cell-range-address="Página1.B6:Página1.E10 Página1.C4:Página1.E5" chart:data-source-has-labels="both" svg:x="0.317cm" svg:y="0.196cm" svg:width="11.807cm" svg:height="9.424cm">
          <chartooo:coordinate-region svg:x="2.318cm" svg:y="1.428cm" svg:width="7.805cm" svg:height="7.805cm"/>
          <chart:axis chart:dimension="x" chart:name="primary-x" chart:style-name="ch4" chartooo:axis-type="text">
            <chart:categories table:cell-range-address="Página1.B6:Página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ágina1.C6:Página1.C10" chart:label-cell-address="Página1.C4:Página1.C5" chart:class="chart:radar">
            <chart:data-point chart:repeated="5"/>
          </chart:series>
          <chart:series chart:style-name="ch8" chart:values-cell-range-address="Página1.D6:Página1.D10" chart:label-cell-address="Página1.D4:Página1.D5" chart:class="chart:radar">
            <chart:data-point chart:repeated="5"/>
          </chart:series>
          <chart:series chart:style-name="ch9" chart:values-cell-range-address="Página1.E6:Página1.E10" chart:label-cell-address="Página1.E4:Página1.E5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doku</text:p>
                <text:list>
                  <text:list-item>
                    <text:p/>
                  </text:list-item>
                  <text:list-item>
                    <text:p>sudoku</text:p>
                  </text:list-item>
                </text:list>
                <draw:g>
                  <svg:desc>Página1.C4:Página1.C5</svg:desc>
                </draw:g>
              </table:table-cell>
              <table:table-cell office:value-type="string">
                <text:p>Ambiente 2</text:p>
                <text:list>
                  <text:list-item>
                    <text:p/>
                  </text:list-item>
                  <text:list-item>
                    <text:p>Ambiente 2</text:p>
                  </text:list-item>
                </text:list>
                <draw:g>
                  <svg:desc>Página1.D4:Página1.D5</svg:desc>
                </draw:g>
              </table:table-cell>
              <table:table-cell office:value-type="string">
                <text:p>Ambiente 3</text:p>
                <text:list>
                  <text:list-item>
                    <text:p/>
                  </text:list-item>
                  <text:list-item>
                    <text:p>Ambiente 3</text:p>
                  </text:list-item>
                </text:list>
                <draw:g>
                  <svg:desc>Página1.E4:Página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riterio 1</text:p>
                <draw:g>
                  <svg:desc>Página1.B6:Página1.B10</svg:desc>
                </draw:g>
              </table:table-cell>
              <table:table-cell office:value-type="float" office:value="3">
                <text:p>3</text:p>
                <draw:g>
                  <svg:desc>Página1.C6:Página1.C10</svg:desc>
                </draw:g>
              </table:table-cell>
              <table:table-cell office:value-type="float" office:value="4">
                <text:p>4</text:p>
                <draw:g>
                  <svg:desc>Página1.D6:Página1.D10</svg:desc>
                </draw:g>
              </table:table-cell>
              <table:table-cell office:value-type="float" office:value="3">
                <text:p>3</text:p>
                <draw:g>
                  <svg:desc>Página1.E6:Página1.E10</svg:desc>
                </draw:g>
              </table:table-cell>
            </table:table-row>
            <table:table-row>
              <table:table-cell office:value-type="string">
                <text:p>Critério 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Critério 3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ritério 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Critério 5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